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5in" fo:margin-left="-0.075in" fo:margin-top="0in" fo:margin-bottom="0in" table:align="left"/>
    </style:style>
    <style:style style:name="Table1.A" style:family="table-column">
      <style:table-column-properties style:column-width="2.1465in"/>
    </style:style>
    <style:style style:name="Table1.B" style:family="table-column">
      <style:table-column-properties style:column-width="1.7167in"/>
    </style:style>
    <style:style style:name="Table1.C" style:family="table-column">
      <style:table-column-properties style:column-width="2.6368in"/>
    </style:style>
    <style:style style:name="Table1.1" style:family="table-row">
      <style:table-row-properties fo:keep-together="auto"/>
    </style:style>
    <style:style style:name="Table1.A1" style:family="table-cell">
      <style:table-cell-properties fo:padding="0.0694in" fo:border-left="0.75pt solid #000001" fo:border-right="none" fo:border-top="0.75pt solid #000001" fo:border-bottom="0.75pt solid #000001"/>
    </style:style>
    <style:style style:name="Table1.C1" style:family="table-cell">
      <style:table-cell-properties fo:padding="0.0694in" fo:border="0.75pt solid #000001"/>
    </style:style>
    <style:style style:name="Table1.A2" style:family="table-cell">
      <style:table-cell-properties fo:padding="0.0694in" fo:border-left="0.75pt solid #000001" fo:border-right="none" fo:border-top="none" fo:border-bottom="0.75pt solid #000001"/>
    </style:style>
    <style:style style:name="Table1.C2" style:family="table-cell">
      <style:table-cell-properties fo:padding="0.0694in" fo:border-left="0.75pt solid #000001" fo:border-right="0.75pt solid #000001" fo:border-top="none" fo:border-bottom="0.75pt solid #000001"/>
    </style:style>
    <style:style style:name="Table2" style:family="table">
      <style:table-properties style:width="6.5in" fo:margin-left="-0.075in" fo:margin-top="0in" fo:margin-bottom="0in" table:align="left"/>
    </style:style>
    <style:style style:name="Table2.A" style:family="table-column">
      <style:table-column-properties style:column-width="2.1465in"/>
    </style:style>
    <style:style style:name="Table2.B" style:family="table-column">
      <style:table-column-properties style:column-width="1.7167in"/>
    </style:style>
    <style:style style:name="Table2.C" style:family="table-column">
      <style:table-column-properties style:column-width="2.6368in"/>
    </style:style>
    <style:style style:name="Table2.1" style:family="table-row">
      <style:table-row-properties fo:keep-together="auto"/>
    </style:style>
    <style:style style:name="Table2.A1" style:family="table-cell">
      <style:table-cell-properties fo:padding="0.0694in" fo:border-left="0.75pt solid #000001" fo:border-right="none" fo:border-top="0.75pt solid #000001" fo:border-bottom="0.75pt solid #000001"/>
    </style:style>
    <style:style style:name="Table2.C1" style:family="table-cell">
      <style:table-cell-properties fo:padding="0.0694in" fo:border="0.75pt solid #000001"/>
    </style:style>
    <style:style style:name="Table2.A2" style:family="table-cell">
      <style:table-cell-properties fo:padding="0.0694in" fo:border-left="0.75pt solid #000001" fo:border-right="none" fo:border-top="none" fo:border-bottom="0.75pt solid #000001"/>
    </style:style>
    <style:style style:name="Table2.C2" style:family="table-cell">
      <style:table-cell-properties fo:padding="0.0694in" fo:border-left="0.75pt solid #000001" fo:border-right="0.75pt solid #000001" fo:border-top="none" fo:border-bottom="0.75pt solid #000001"/>
    </style:style>
    <style:style style:name="Table3" style:family="table">
      <style:table-properties style:width="4.3993in" fo:margin-top="0in" fo:margin-bottom="0in" table:align="center"/>
    </style:style>
    <style:style style:name="Table3.A" style:family="table-column">
      <style:table-column-properties style:column-width="4.3993in"/>
    </style:style>
    <style:style style:name="Table3.1" style:family="table-row">
      <style:table-row-properties fo:keep-together="auto"/>
    </style:style>
    <style:style style:name="Table3.A1" style:family="table-cell">
      <style:table-cell-properties style:vertical-align="middle" fo:padding="0.0694in" fo:border-left="none" fo:border-right="none" fo:border-top="0.75pt solid #000001" fo:border-bottom="none"/>
    </style:style>
    <style:style style:name="Table3.A2" style:family="table-cell">
      <style:table-cell-properties style:vertical-align="middle" fo:padding="0.0694in" fo:border-left="none" fo:border-right="none" fo:border-top="none" fo:border-bottom="0.75pt solid #000001"/>
    </style:style>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text-align="justify" style:justify-single-word="false"/>
    </style:style>
    <style:style style:name="P3" style:family="paragraph" style:parent-style-name="Standard">
      <style:paragraph-properties fo:margin-top="0in" fo:margin-bottom="0in" loext:contextual-spacing="false" fo:text-align="center" style:justify-single-word="false"/>
    </style:style>
    <style:style style:name="P4" style:family="paragraph" style:parent-style-name="Standard">
      <style:paragraph-properties fo:margin-top="0in" fo:margin-bottom="0in" loext:contextual-spacing="false" fo:text-align="start" style:justify-single-word="false"/>
    </style:style>
    <style:style style:name="P5" style:family="paragraph" style:parent-style-name="Standard">
      <style:paragraph-properties fo:margin-top="0in" fo:margin-bottom="0in" loext:contextual-spacing="false" fo:text-align="center" style:justify-single-word="false" fo:keep-together="auto" fo:orphans="0" fo:widows="0" fo:keep-with-next="auto"/>
    </style:style>
    <style:style style:name="P6" style:family="paragraph" style:parent-style-name="Standard">
      <style:paragraph-properties fo:margin-left="0in" fo:margin-right="0in" fo:margin-top="0in" fo:margin-bottom="0in" loext:contextual-spacing="false" fo:line-height="100%" fo:text-indent="0in" style:auto-text-indent="false"/>
    </style:style>
    <style:style style:name="P7"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style>
    <style:style style:name="P8" style:family="paragraph" style:parent-style-name="Standard">
      <style:paragraph-properties fo:margin-left="0in" fo:margin-right="0in" fo:margin-top="0in" fo:margin-bottom="0in" loext:contextual-spacing="false" fo:line-height="100%" fo:text-align="justify" style:justify-single-word="false" fo:keep-together="auto" fo:orphans="2" fo:widows="2" fo:text-indent="0in" style:auto-text-indent="false" fo:keep-with-next="auto"/>
    </style:style>
    <style:style style:name="P9"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keep-with-next="auto"/>
    </style:style>
    <style:style style:name="P10" style:family="paragraph" style:parent-style-name="Standard">
      <style:paragraph-properties fo:margin-left="0in" fo:margin-right="0in" fo:margin-top="0in" fo:margin-bottom="0.139in" loext:contextual-spacing="false" fo:line-height="115%" fo:text-align="end" style:justify-single-word="false" fo:keep-together="auto" fo:orphans="0" fo:widows="0" fo:text-indent="0in" style:auto-text-indent="false" fo:keep-with-next="auto"/>
    </style:style>
    <style:style style:name="P11" style:family="paragraph" style:parent-style-name="Standard">
      <style:paragraph-properties fo:margin-left="0in" fo:margin-right="0in" fo:margin-top="0.0555in" fo:margin-bottom="0in" loext:contextual-spacing="false" fo:line-height="100%" fo:text-align="justify" style:justify-single-word="false" fo:text-indent="0in" style:auto-text-indent="false"/>
    </style:style>
    <style:style style:name="P12"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style>
    <style:style style:name="P13" style:family="paragraph" style:parent-style-name="Standard">
      <style:paragraph-properties fo:margin-left="0in" fo:margin-right="0in" fo:margin-top="0.139in" fo:margin-bottom="0.0555in" loext:contextual-spacing="false" fo:line-height="100%" fo:text-align="justify" style:justify-single-word="false" fo:text-indent="0in" style:auto-text-indent="false"/>
    </style:style>
    <style:style style:name="P14" style:family="paragraph" style:parent-style-name="Heading_20_1">
      <style:paragraph-properties fo:margin-left="0in" fo:margin-right="0in" fo:margin-top="0.1665in" fo:margin-bottom="0.0417in" loext:contextual-spacing="false" fo:keep-together="auto" fo:orphans="0" fo:widows="0" fo:text-indent="0in" style:auto-text-indent="false" fo:keep-with-next="auto"/>
    </style:style>
    <style:style style:name="P15" style:family="paragraph" style:parent-style-name="Heading_20_1">
      <style:paragraph-properties fo:margin-left="0in" fo:margin-right="0in" fo:margin-top="0.1665in" fo:margin-bottom="0.0417in" loext:contextual-spacing="false" fo:text-indent="0in" style:auto-text-indent="false"/>
    </style:style>
    <style:style style:name="P16" style:family="paragraph" style:parent-style-name="Standard">
      <style:paragraph-properties fo:margin-left="0.25in" fo:margin-right="0in" fo:margin-top="0.0417in" fo:margin-bottom="0in" loext:contextual-spacing="false" fo:line-height="100%" fo:text-align="justify" style:justify-single-word="false" fo:text-indent="0in" style:auto-text-indent="false"/>
    </style:style>
    <style:style style:name="P17" style:family="paragraph" style:parent-style-name="Standard">
      <style:paragraph-properties fo:margin-left="0.5in" fo:margin-right="0in" fo:margin-top="0.0417in" fo:margin-bottom="0in" loext:contextual-spacing="false" fo:line-height="100%" fo:text-align="justify" style:justify-single-word="false" fo:text-indent="0in" style:auto-text-indent="false"/>
    </style:style>
    <style:style style:name="P18" style:family="paragraph" style:parent-style-name="Heading_20_1">
      <style:paragraph-properties fo:margin-top="0.1665in" fo:margin-bottom="0.0417in" loext:contextual-spacing="false" fo:keep-together="auto" fo:orphans="0" fo:widows="0" fo:keep-with-next="auto"/>
    </style:style>
    <style:style style:name="P19" style:family="paragraph" style:parent-style-name="Heading_20_2">
      <style:paragraph-properties fo:margin-top="0.1665in" fo:margin-bottom="0.0417in" loext:contextual-spacing="false" fo:text-align="justify" style:justify-single-word="false"/>
    </style:style>
    <style:style style:name="P20" style:family="paragraph" style:parent-style-name="Heading_20_3">
      <style:paragraph-properties fo:margin-top="0.1665in" fo:margin-bottom="0.0417in" loext:contextual-spacing="false" fo:text-align="justify" style:justify-single-word="false"/>
    </style:style>
    <style:style style:name="P21" style:family="paragraph" style:parent-style-name="Heading_20_3">
      <style:paragraph-properties fo:margin-top="0.1665in" fo:margin-bottom="0.0417in" loext:contextual-spacing="false" fo:line-height="120%" fo:text-align="justify" style:justify-single-word="false"/>
    </style:style>
    <style:style style:name="P22" style:family="paragraph" style:parent-style-name="Heading_20_3">
      <style:paragraph-properties fo:margin-top="0.25in" fo:margin-bottom="0.0555in" loext:contextual-spacing="false" fo:line-height="100%" fo:text-align="justify" style:justify-single-word="false" fo:keep-together="auto" fo:keep-with-next="auto"/>
    </style:style>
    <style:style style:name="P23" style:family="paragraph" style:parent-style-name="Subtitle">
      <style:paragraph-properties fo:margin-top="0.25in" fo:margin-bottom="0.0555in" loext:contextual-spacing="false" fo:text-align="center" style:justify-single-word="false" fo:keep-together="auto" fo:orphans="0" fo:widows="0" fo:keep-with-next="auto"/>
    </style:style>
    <style:style style:name="P24" style:family="paragraph" style:parent-style-name="Title">
      <style:paragraph-properties fo:margin-top="0.3335in" fo:margin-bottom="0.0835in" loext:contextual-spacing="false" fo:text-align="justify" style:justify-single-word="false" fo:keep-together="auto" fo:orphans="0" fo:widows="0" fo:keep-with-next="auto"/>
    </style:style>
    <style:style style:name="P25" style:family="paragraph" style:parent-style-name="Title">
      <style:paragraph-properties fo:margin-top="0.3335in" fo:margin-bottom="0.0835in" loext:contextual-spacing="false" fo:text-align="center" style:justify-single-word="false" fo:keep-together="auto" fo:orphans="0" fo:widows="0" fo:keep-with-next="auto"/>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center" style:justify-single-word="false"/>
      <style:text-properties fo:font-weight="bold" style:font-weight-asian="bold"/>
    </style:style>
    <style:style style:name="P28" style:family="paragraph" style:parent-style-name="Standard">
      <style:paragraph-properties fo:margin-top="0in" fo:margin-bottom="0in" loext:contextual-spacing="false" fo:text-align="justify" style:justify-single-word="false"/>
      <style:text-properties fo:font-weight="bold" style:font-weight-asian="bold"/>
    </style:style>
    <style:style style:name="P29" style:family="paragraph" style:parent-style-name="Standard">
      <style:paragraph-properties fo:margin-top="0in" fo:margin-bottom="0in" loext:contextual-spacing="false" fo:text-align="justify" style:justify-single-word="false"/>
      <style:text-properties fo:font-size="13pt" fo:font-weight="bold" style:font-size-asian="13pt" style:font-weight-asian="bold" style:font-size-complex="13pt"/>
    </style:style>
    <style:style style:name="P30" style:family="paragraph" style:parent-style-name="Standard">
      <style:paragraph-properties fo:margin-top="0in" fo:margin-bottom="0in" loext:contextual-spacing="false" fo:text-align="justify" style:justify-single-word="false"/>
      <style:text-properties fo:font-size="13pt" fo:font-weight="bold" officeooo:paragraph-rsid="00060015" style:font-size-asian="13pt" style:font-weight-asian="bold" style:font-size-complex="13pt"/>
    </style:style>
    <style:style style:name="P31" style:family="paragraph" style:parent-style-name="Standard" style:master-page-name="First_20_Page">
      <style:paragraph-properties fo:margin-top="0in" fo:margin-bottom="0in" loext:contextual-spacing="false" fo:text-align="justify" style:justify-single-word="false" fo:keep-together="auto" fo:orphans="0" fo:widows="0" style:page-number="auto" fo:keep-with-next="auto"/>
    </style:style>
    <style:style style:name="P32" style:family="paragraph" style:parent-style-name="Standard">
      <style:paragraph-properties fo:margin-top="0in" fo:margin-bottom="0in" loext:contextual-spacing="false" fo:text-align="center" style:justify-single-word="false" fo:keep-together="auto" fo:orphans="0" fo:widows="0" fo:keep-with-next="auto"/>
      <style:text-properties style:font-name="Arial" fo:font-size="10pt" fo:font-style="italic" fo:background-color="#ffffff" style:font-name-asian="Arial1" style:font-size-asian="10pt" style:font-style-asian="italic" style:font-name-complex="Arial1" style:font-size-complex="10pt"/>
    </style:style>
    <style:style style:name="P33" style:family="paragraph" style:parent-style-name="Standard">
      <style:paragraph-properties fo:margin-top="0in" fo:margin-bottom="0in" loext:contextual-spacing="false" fo:text-align="center" style:justify-single-word="false" fo:break-before="page"/>
    </style:style>
    <style:style style:name="P34"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style:font-name="Arial" fo:font-size="10pt" fo:font-style="italic" fo:background-color="#ffffff" style:font-name-asian="Arial1" style:font-size-asian="10pt" style:font-style-asian="italic" style:font-name-complex="Arial1" style:font-size-complex="10pt"/>
    </style:style>
    <style:style style:name="P35"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keep-with-next="auto"/>
      <style:text-properties fo:font-style="italic" style:font-style-asian="italic"/>
    </style:style>
    <style:style style:name="P36" style:family="paragraph" style:parent-style-name="Standard">
      <style:paragraph-properties fo:margin-left="0in" fo:margin-right="0in" fo:margin-top="0in" fo:margin-bottom="0in" loext:contextual-spacing="false" fo:line-height="115%" fo:text-align="justify" style:justify-single-word="false" fo:keep-together="auto" fo:orphans="0" fo:widows="0" fo:text-indent="0in" style:auto-text-indent="false" fo:keep-with-next="auto"/>
      <style:text-properties fo:font-weight="bold" style:font-weight-asian="bold"/>
    </style:style>
    <style:style style:name="P37" style:family="paragraph" style:parent-style-name="Standard">
      <style:paragraph-properties fo:margin-left="0in" fo:margin-right="0in" fo:margin-top="0.139in" fo:margin-bottom="0in" loext:contextual-spacing="false" fo:line-height="100%" fo:text-align="justify" style:justify-single-word="false" fo:text-indent="0in" style:auto-text-indent="false"/>
      <style:text-properties fo:color="#1155cc" style:text-underline-style="solid" style:text-underline-width="auto" style:text-underline-color="font-color"/>
    </style:style>
    <style:style style:name="P38" style:family="paragraph" style:parent-style-name="Standard" style:list-style-name="WWNum3">
      <style:paragraph-properties fo:margin-left="0.5in" fo:margin-right="0in" fo:margin-top="0in" fo:margin-bottom="0in" loext:contextual-spacing="true" fo:text-align="justify" style:justify-single-word="false" fo:text-indent="-0.25in" style:auto-text-indent="false"/>
    </style:style>
    <style:style style:name="P39"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style>
    <style:style style:name="P40" style:family="paragraph" style:parent-style-name="Standard" style:list-style-name="WWNum2">
      <style:paragraph-properties fo:margin-left="0.5in" fo:margin-right="0in" fo:margin-top="0in" fo:margin-bottom="0in" loext:contextual-spacing="true" fo:text-align="justify" style:justify-single-word="false" fo:text-indent="-0.25in" style:auto-text-indent="false"/>
    </style:style>
    <style:style style:name="P41" style:family="paragraph" style:parent-style-name="Heading_20_1">
      <style:paragraph-properties fo:margin-left="0in" fo:margin-right="0in" fo:margin-top="0.1665in" fo:margin-bottom="0.0417in" loext:contextual-spacing="false" fo:keep-together="auto" fo:orphans="0" fo:widows="0" fo:text-indent="0in" style:auto-text-indent="false" fo:break-before="page" fo:keep-with-next="auto"/>
    </style:style>
    <style:style style:name="T1" style:family="text">
      <style:text-properties fo:font-style="italic" style:font-style-asian="italic"/>
    </style:style>
    <style:style style:name="T2" style:family="text">
      <style:text-properties fo:color="#1155cc" style:text-underline-style="solid" style:text-underline-width="auto" style:text-underline-color="font-color"/>
    </style:style>
    <style:style style:name="T3" style:family="text">
      <style:text-properties fo:font-weight="bold" style:font-weight-asian="bold"/>
    </style:style>
    <style:style style:name="T4" style:family="text">
      <style:text-properties style:text-underline-style="none"/>
    </style:style>
    <style:style style:name="T5" style:family="text">
      <style:text-properties fo:font-size="15pt" style:font-size-asian="15pt" style:font-size-complex="15pt"/>
    </style:style>
    <style:style style:name="T6" style:family="text">
      <style:text-properties officeooo:rsid="0006001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text:p>
      <text:p text:style-name="P24"><text:bookmark text:name="_cj1rxfja7glq"/></text:p>
      <text:p text:style-name="P24"><text:bookmark text:name="_3z2xfsw4myes"/></text:p>
      <text:p text:style-name="P24"><text:bookmark text:name="_bd4sts9hz5h9"/></text:p>
      <text:p text:style-name="P25"><text:bookmark text:name="_cpbc65xttv0x"/>Control de una</text:p>
      <text:p text:style-name="P25"><text:bookmark text:name="_qlw3b8zef0tz"/>casa inteligente </text:p>
      <text:p text:style-name="P23"><text:bookmark text:name="_pliiiskp22tp"/></text:p>
      <text:p text:style-name="P5"/>
      <text:p text:style-name="P32">Servicios de aplicaciones en red</text:p>
      <text:p text:style-name="P5"/>
      <text:p text:style-name="P34">24 - Octubre - 2016</text:p>
      <text:p text:style-name="P7"/>
      <text:p text:style-name="P7"/>
      <text:p text:style-name="P7"/>
      <text:p text:style-name="P7"/>
      <text:p text:style-name="P7"/>
      <text:p text:style-name="P7"/>
      <text:p text:style-name="P7"/>
      <text:p text:style-name="P7"/>
      <text:p text:style-name="P7"/>
      <text:p text:style-name="P35">Walid Boussaboun</text:p>
      <text:p text:style-name="P35">Mikel D. Fernández</text:p>
      <text:p text:style-name="P35">Iván Salazar</text:p>
      <text:p text:style-name="P35">Sergio Tobal</text:p>
      <text:p text:style-name="P18"><text:bookmark text:name="_f3hbr6p0ak37"/><text:soft-page-break/>Índice</text:p>
      <text:p text:style-name="P11"><text:a xlink:type="simple" xlink:href="#_f3hbr6p0ak37" text:style-name="Internet_20_link" text:visited-style-name="Visited_20_Internet_20_Link"><text:span text:style-name="T2">Índice</text:span></text:a></text:p>
      <text:p text:style-name="P12"><text:a xlink:type="simple" xlink:href="#_jj9z4mybl1ve" text:style-name="Internet_20_link" text:visited-style-name="Visited_20_Internet_20_Link"><text:span text:style-name="T2">1. Objetivos e idea del proyecto</text:span></text:a></text:p>
      <text:p text:style-name="P12"><text:a xlink:type="simple" xlink:href="#_fdd8njfvoncy" text:style-name="Internet_20_link" text:visited-style-name="Visited_20_Internet_20_Link"><text:span text:style-name="T2">2. Procedimientos</text:span></text:a></text:p>
      <text:p text:style-name="P16"><text:a xlink:type="simple" xlink:href="#_cssupolaevnf" text:style-name="Internet_20_link" text:visited-style-name="Visited_20_Internet_20_Link"><text:span text:style-name="T2">2.1. Selección de temperatura</text:span></text:a></text:p>
      <text:p text:style-name="P17"><text:a xlink:type="simple" xlink:href="#_u6sq05ad46rc" text:style-name="Internet_20_link" text:visited-style-name="Visited_20_Internet_20_Link"><text:span text:style-name="T2">2.1.1 Cliente</text:span></text:a></text:p>
      <text:p text:style-name="P17"><text:a xlink:type="simple" xlink:href="#_c7y9ka716ifz" text:style-name="Internet_20_link" text:visited-style-name="Visited_20_Internet_20_Link"><text:span text:style-name="T2">2.1.2 Servidor</text:span></text:a></text:p>
      <text:p text:style-name="P16"><text:a xlink:type="simple" xlink:href="#_7663ufveyyys" text:style-name="Internet_20_link" text:visited-style-name="Visited_20_Internet_20_Link"><text:span text:style-name="T2">2.2. Registro de llamadas</text:span></text:a></text:p>
      <text:p text:style-name="P17"><text:a xlink:type="simple" xlink:href="#_qauvjoovcmnk" text:style-name="Internet_20_link" text:visited-style-name="Visited_20_Internet_20_Link"><text:span text:style-name="T2">2.2.1 Cliente</text:span></text:a></text:p>
      <text:p text:style-name="P17"><text:a xlink:type="simple" xlink:href="#_cwvhygbvenfq" text:style-name="Internet_20_link" text:visited-style-name="Visited_20_Internet_20_Link"><text:span text:style-name="T2">2.2.2 Servidor</text:span></text:a></text:p>
      <text:p text:style-name="P16"><text:a xlink:type="simple" xlink:href="#_lc66e6qgkl2t" text:style-name="Internet_20_link" text:visited-style-name="Visited_20_Internet_20_Link"><text:span text:style-name="T2">2.3. Gestión de persianas</text:span></text:a></text:p>
      <text:p text:style-name="P17"><text:a xlink:type="simple" xlink:href="#_jxfr76nq3f7q" text:style-name="Internet_20_link" text:visited-style-name="Visited_20_Internet_20_Link"><text:span text:style-name="T2">2.3.1 Cliente</text:span></text:a></text:p>
      <text:p text:style-name="P17"><text:a xlink:type="simple" xlink:href="#_bk2xmfiv19bm" text:style-name="Internet_20_link" text:visited-style-name="Visited_20_Internet_20_Link"><text:span text:style-name="T2">2.3.2 Servidor</text:span></text:a></text:p>
      <text:p text:style-name="P16"><text:a xlink:type="simple" xlink:href="#_bc2trb7prody" text:style-name="Internet_20_link" text:visited-style-name="Visited_20_Internet_20_Link"><text:span text:style-name="T2">2.4. Control de reproductor de música</text:span></text:a></text:p>
      <text:p text:style-name="P17"><text:a xlink:type="simple" xlink:href="#_kp6m6tghzw7l" text:style-name="Internet_20_link" text:visited-style-name="Visited_20_Internet_20_Link"><text:span text:style-name="T2">2.4.1 Cliente</text:span></text:a></text:p>
      <text:p text:style-name="P17"><text:a xlink:type="simple" xlink:href="#_s1ysrje0pphm" text:style-name="Internet_20_link" text:visited-style-name="Visited_20_Internet_20_Link"><text:span text:style-name="T2">2.4.2 Servidor</text:span></text:a></text:p>
      <text:p text:style-name="P16"><text:a xlink:type="simple" xlink:href="#_1dd7rwvhqfa6" text:style-name="Internet_20_link" text:visited-style-name="Visited_20_Internet_20_Link"><text:span text:style-name="T2">2.5. Control del volumen</text:span></text:a></text:p>
      <text:p text:style-name="P17"><text:a xlink:type="simple" xlink:href="#_3sj62ps0pqwc" text:style-name="Internet_20_link" text:visited-style-name="Visited_20_Internet_20_Link"><text:span text:style-name="T2">2.5.1 Cliente</text:span></text:a></text:p>
      <text:p text:style-name="P17"><text:a xlink:type="simple" xlink:href="#_dky6s7x3wyd" text:style-name="Internet_20_link" text:visited-style-name="Visited_20_Internet_20_Link"><text:span text:style-name="T2">2.5.2 Servidor</text:span></text:a></text:p>
      <text:p text:style-name="P12"><text:a xlink:type="simple" xlink:href="#_d8uk5vneki09" text:style-name="Internet_20_link" text:visited-style-name="Visited_20_Internet_20_Link"><text:span text:style-name="T2">3. Conclusiones</text:span></text:a></text:p>
      <text:p text:style-name="P37"><text:span text:style-name="T4"><text:tab/></text:span>3.1 Posibles mejoras</text:p>
      <text:p text:style-name="P13"><text:a xlink:type="simple" xlink:href="#_yu205dfecx8i" text:style-name="Internet_20_link" text:visited-style-name="Visited_20_Internet_20_Link"><text:span text:style-name="T2">4. Referencias</text:span></text:a></text:p>
      <text:p text:style-name="P14"><text:bookmark text:name="_5zow1yw65ppr"/></text:p>
      <text:p text:style-name="Standard"/>
      <text:p text:style-name="P41"><text:bookmark text:name="_jj9z4mybl1ve"/>1. Objetivos y protocolo del proyecto</text:p>
      <text:p text:style-name="P2">Se trata de programar el cliente y servidor de una aplicación en red. La aplicación es una propuesta para un sistema de Domótica, o control de una casa inteligente. Para ello, nos estamos basando en las especificaciones de un protocolo aportado por otro grupo de clase en el marco de la anterior Práctica.</text:p>
      <text:p text:style-name="P19"><text:bookmark text:name="_qwpg7s7fitx7"/>Protocolo</text:p>
      <text:p text:style-name="P20"><text:bookmark text:name="_zc75am7y6brb"/>Transporte</text:p>
      <text:p text:style-name="P8">Se especifica el uso del protocolo UDP de transporte para la comunicación entre el Cliente y el Servidor de la aplicación. Por tanto, dicha comunicación se basará en el intercambio de paquetes de tamaño definido y estático. Cabe mencionar que, por trabajar sobre UDP, la comunicación no está orientada a conexión; cada miembro del sistema enviará, en cualquier momento y según sea preciso, uno de los comandos definidos y sus respectivos parámetros para que el “diálogo” se lleve a cabo como se espera y resulte en el correcto funcionamiento de la aplicación.</text:p>
      <text:p text:style-name="P8"/>
      <text:p text:style-name="P8">La aplicación siempre hará uso del puerto 65535 para las comunicaciones, es decir, todos los sockets que operen lo harán a través de dicho puerto.</text:p>
      <text:p text:style-name="P22"><text:bookmark text:name="_w5mp61ombymd"/>Comunicación Cliente / Servidor</text:p>
      <text:p text:style-name="P2">La comunicación en sí se lleva a cabo con el envío de comandos con o sin parámetros. Cada comando definido en el protocolo indica un tipo de operación, y los parámetros ofrecen la posibilidad de añadir opcionalidad a estas operaciones así como definir operaciones parecidas bajo el mismo comando; el hecho de realizar tareas más complejas pero similares entre sí no sume una cantidad excesiva de comandos con redundancia. En el caso de esta aplicación, cada comando indica una única operación y los parámetros son obligatorios para todos los comandos, ya que indican valores necesarios de operación, a excepción del comando REG, que no requiere de ningun parametro.</text:p>
      <text:p text:style-name="P8"/>
      <text:p text:style-name="P8">Los mencionados comandos se componen siempre y estrictamente de 3 caracteres ASCII al tratarse de comandos del tipo solicitud, y de 2 caracteres ASCII cuando se tratan de comandos del tipo respuesta.</text:p>
      <text:p text:style-name="P8"/>
      <text:p text:style-name="P2">Cuando una operación requiere el uso de parámetros, estos aparecen detrás del comando, sin espacios ni caracteres especiales. El hecho de haber definido un tamaño fijo para los comandos resulta en una sencilla distinción entre lo que ha de tratarse como comando al recibir un mensaje y lo que corresponde a los parámetros del comando en cuestión. Cuando se requiere de más de un parámetro, estos aparecen separados siempre por el carácter ‘/’.</text:p>
      <text:p text:style-name="P2"/>
      <text:p text:style-name="P2">A modo de ejemplo, el mensaje compuesto por el comando cuyos caracteres asociados son “COM” con los parámetros opcionales representados por “PAR1” y “PAR2” tiene el siguiente aspecto: </text:p>
      <text:p text:style-name="P2"/>
      <text:p text:style-name="P27"><text:soft-page-break/>COMPAR1/PAR2</text:p>
      <text:p text:style-name="P4"/>
      <text:p text:style-name="P21"><text:bookmark text:name="_r0kgtm7ntb73"/>Ejecución</text:p>
      <text:p text:style-name="P2">A la hora de poner en funcionamiento ambas partes del sistema, podemos ejecutar el servidor sin ningun parametro especial. En caso del cliente hay que especificar la dirección IP del servidor como parámetro de ejecución.</text:p>
      <text:p text:style-name="P15"><text:bookmark text:name="_dubmb5c3q1ef"/>2. Procedimientos</text:p>
      <text:p text:style-name="P2">El Cliente ha sido desarrollado por el grupo G22, compuesto por Walid Boussaboun e Iván Salazar, y el Servidor por el grupo G23 compuesto por Sergio Tobal y Mikel Fernández.</text:p>
      <text:p text:style-name="P19"><text:bookmark text:name="_m10112rbvi2e"/>Función principal</text:p>
      <text:p text:style-name="P20"><text:bookmark text:name="_5bwmrog7j5cf"/>2.1.1 Cliente</text:p>
      <text:p text:style-name="P2">En la función principal <text:span text:style-name="T1">main</text:span> se crea el socket y después se llama a la función menu() que en función de la opción que se elija, enviará un mensaje u otro. Después enviamos el mensaje con los comandos al servidor en el mismo <text:span text:style-name="T1">main</text:span>. En cada apartado del menú se pregunta al usuario los parámetros que se van a enviar con el comando, menos en el caso del registro de llamadas que no envia ningun parametro.</text:p>
      <text:p text:style-name="P2"/>
      <text:p text:style-name="P2">Como operamos con sockets de tipo UDP sin conectar usamos la función <text:span text:style-name="T1">sendto</text:span> para enviar la información indicando la dirección del destinatario y <text:span text:style-name="T1">recvfrom</text:span> para recibirla del remitente especificado.</text:p>
      <text:p text:style-name="P20"><text:bookmark text:name="_4zytdty58env"/>2.1.2 Servidor</text:p>
      <text:p text:style-name="P2">En la función <text:span text:style-name="T1">main</text:span> del servidor hemos creado la estructura básica de comunicación sobre UDP que se nos enseñó en clase, añadiendo un nuevo atributo llamado <text:span text:style-name="T1">commandSelect </text:span>que guarda el comando seleccionado por el usuario, el cual obtenemos a partir de “trocear” el buffer mandado por el cliente con la función <text:span text:style-name="T1">memcpy, </text:span>acto seguido miramos cuál de los posibles comandos ha tecleado el usuario y ejecutamos la rutina correspondiente.</text:p>
      <text:p text:style-name="P2"/>
      <text:p text:style-name="P2">Después de ejecutar la rutina, tendremos en el buffer la respuesta que debemos mandar al cliente, así que usaremos la función <text:span text:style-name="T1">sendto </text:span>para hacer esto.</text:p>
      <text:p text:style-name="P19"><text:bookmark text:name="_cssupolaevnf"/>2.1. Selección de temperatura</text:p>
      <text:p text:style-name="P2">Se fija la temperatura a la que ha de ajustarse el sistema de climatización.</text:p>
      <text:p text:style-name="P20"><text:bookmark text:name="_1ml2wa77nam0"/>2.1.1 Cliente</text:p>
      <text:p text:style-name="P2">Para poner la temperatura se requieren dos valores de operación:</text:p>
      <text:list xml:id="list7143991443769564288" text:style-name="WWNum3">
        <text:list-item>
          <text:p text:style-name="P38">Temperatura a la que se ha de ajustar el climatizador</text:p>
        </text:list-item>
        <text:list-item>
          <text:p text:style-name="P38">Hora a la que se ha de apagar el climatizador.</text:p>
        </text:list-item>
      </text:list>
      <text:p text:style-name="P2">El Cliente pide al usuario la temperatura en formato TT.t y la hora en formato HH:mm y envía al Servidor un mensaje formado por el comando SET, seguido de los 2 parámetros.</text:p>
      <text:p text:style-name="P20"><text:bookmark text:name="_c7y9ka716ifz"/><text:soft-page-break/>2.1.2 Servidor</text:p>
      <text:p text:style-name="P2">El protocolo nos indica que en el buffer nos llegará la temperatura deseada y la hora a la que se apagará con el formato TT.t/HH:mm. Sabiendo esto cortaremos el buffer a larguras fijas que serán el número de posiciones que toma cada parámetro, y comprobaremos si lo que hemos recibido nos devuelve un código de error o no. Con lo que sea borraremos lo que tenía anteriormente el buffer e introduciremos en él un OK o el error que han ocasionado los parámetros recibidos.</text:p>
      <text:p text:style-name="P2"/>
      <text:p text:style-name="P19"><text:bookmark text:name="_7663ufveyyys"/>2.2. Registro de llamadas</text:p>
      <text:p text:style-name="P2">Se solicita el registro de llamadas.</text:p>
      <text:p text:style-name="P20"><text:bookmark text:name="_qauvjoovcmnk"/>2.2.1. Cliente</text:p>
      <text:p text:style-name="P2">Se envía al servidor el comando REG y se espera a la respuesta, después, se espera a la respuesta que se muestra al usuario.</text:p>
      <text:p text:style-name="P20"><text:bookmark text:name="_lkr1xz96w5nv"/>2.2.2. Servidor</text:p>
      <text:p text:style-name="P2">El servidor tiene en su misma localización un fichero llamado “fich” que contiene el registro de llamadas, una por linea, asi que se van leyendo de fichero y añadiendo al buffer separados por un salto de línea.</text:p>
      <text:p text:style-name="P2"/>
      <text:p text:style-name="P19"><text:bookmark text:name="_wi9pv9myxopp"/>2.3. Gestión de persianas</text:p>
      <text:p text:style-name="P2">Se ajusta la apertura de la persiana elegida.</text:p>
      <text:p text:style-name="P20"><text:bookmark text:name="_jxfr76nq3f7q"/>2.3.1. Cliente</text:p>
      <text:p text:style-name="P2">Se pide al usuario el número identificador de la persiana y el modo que quiere poner (0 indica cerrado y 1 indica abierto). Después se envía el comando PER al servidor seguido de los parámetros.</text:p>
      <text:p text:style-name="P20"><text:bookmark text:name="_bk2xmfiv19bm"/>2.3.2. Servidor</text:p>
      <text:p text:style-name="P2">Una vez reconocido el comando, procedemos a trocear en substrings los distintos parámetros, vaciamos el buffer por cualquier basura que pudiera contener y metemos en el buffer la respuesta correspondiente a los parámetros recibidos.</text:p>
      <text:p text:style-name="P2"/>
      <text:p text:style-name="P19"><text:bookmark text:name="_bc2trb7prody"/>2.4. Control de reproductor de música</text:p>
      <text:p text:style-name="P2">Activa, apaga, reproduce, pausa o salta a la siguiente canción.</text:p>
      <text:p text:style-name="P20"><text:bookmark text:name="_kp6m6tghzw7l"/>2.4.1. Cliente</text:p>
      <text:p text:style-name="P2">Se pide al usuario que introduzca una opción de entre las dadas y después se envía la opcion junto al comando CRL.</text:p>
      <text:p text:style-name="P20"><text:bookmark text:name="_s1ysrje0pphm"/><text:soft-page-break/>2.4.2. Servidor</text:p>
      <text:p text:style-name="P2">Al igual que en los casos anteriores recibiremos en el buffer el comando seleccionado que habremos reconocido y almacenado en <text:span text:style-name="T1">commandSelect</text:span>, para posteriormente trocear el buffer sobrante e ir viendo qué modo desea el usuario para su reproductor, deberá ser un valor numérico de 1 a 5. Si hubiera algún error o no estuviera el valor entre lo que se nos ha estipulado en el guia de protocolo devolveremos en el buffer un código de error, y si no devolveremos un OK.</text:p>
      <text:p text:style-name="P2"/>
      <text:p text:style-name="P19"><text:bookmark text:name="_1dd7rwvhqfa6"/>2.5. Control del volumen</text:p>
      <text:p text:style-name="P2">Ajusta el nivel de volumen del reproductor.</text:p>
      <text:p text:style-name="P20"><text:bookmark text:name="_3sj62ps0pqwc"/>2.5.1. Cliente</text:p>
      <text:p text:style-name="P2">Se pide el nivel de volumen al usuario y después se envía junto al comando VOL.</text:p>
      <text:p text:style-name="P20"><text:bookmark text:name="_e9e00129l8xc"/>2.5.2. Servidor</text:p>
      <text:p text:style-name="P1">En el caso del volumen recibimos un valor entre 0 y 100 que nos servirá para regular el volumen del reproductor, como en los casos anteriores, usando la función <text:span text:style-name="T1">memcpy() </text:span>podremos saber a qué volumen queremos poner el reproductor devolviendo al cliente OK en este caso, y si fuera cualquier otro caso devolveremos el error correspondiente.</text:p>
      <text:p text:style-name="P1"/>
      <text:p text:style-name="P15"><text:bookmark text:name="_d8uk5vneki09"/>3. Conclusiones</text:p>
      <text:p text:style-name="P2">Aunque el desarrollo de una aplicación en red a priori parezca un trabajo complejo o largo, hemos visto <text:span text:style-name="T6">que teniendo claro</text:span> el funcionamiento de la comunicación del modelo Cliente-Servidor y el uso de la interfaz de sockets, así como el manejo de instrucciones del lenguaje de programación C, resulta más sencillo lograr un sistema que, siendo bastante básico, resulta ser robusto y fiable. Esto nos demuestra la importancia de definir y especificar adecuadamente los protocolos, modelos, sistemas y diseños de aplicaciones que hemos ido comentando y aprendiendo a lo largo del curso.</text:p>
      <text:p text:style-name="P2"/>
      <text:p text:style-name="P2">Como se ha comentado anteriormente hemos tenido problemas con las funciones del protocolo <text:span text:style-name="T6">definido</text:span>, <text:span text:style-name="T6">ya que</text:span> había que responder con ciertos códigos de error en caso de<text:span text:style-name="T1"> “cualquier</text:span> <text:span text:style-name="T1">otro</text:span> error”, esto queda demasiado ambiguo y al <text:span text:style-name="T6">no </text:span>tener claro a qué se refería, lo hemos implementado con un<text:span text:style-name="T1"> if </text:span>en el que nunca se entra, dejando abierto el cambio de esta condición.</text:p>
      <text:p text:style-name="P20"><text:bookmark text:name="_v9uq0iwvfwvo"/>3.1 Posibles mejoras</text:p>
      <text:p text:style-name="P2">Se podría mejorar la aplicación de las siguiente maneras.</text:p>
      <text:list xml:id="list4980687394305333408" text:style-name="WWNum1">
        <text:list-item>
          <text:p text:style-name="P39"><text:span text:style-name="T3">Creación de una UI. </text:span>En vez de tener que usar la consola se podría crear una interfaz mediante por ejemplo el uso de QtCreator, lo que ayudaría bastante al usuario.</text:p>
        </text:list-item>
        <text:list-item>
          <text:p text:style-name="P39"><text:span text:style-name="T3">Concurrencia. </text:span>Se podría hacer que la aplicación fuera concurrente, permitiendo de esta manera que el servidor diese servicio a varios clientes simultáneamente.</text:p>
        </text:list-item>
        <text:list-item>
          <text:p text:style-name="P39"><text:span text:style-name="T3">Mejor control de errores. </text:span>Aunque hemos controlado varios errores, se podría hacer un análisis estático al código, así como un mejor control en tiempo de ejecución que permitan estar más seguro ante posibles fallos.</text:p>
        </text:list-item>
      </text:list>
      <text:p text:style-name="P15"><text:bookmark text:name="_yu205dfecx8i"/><text:soft-page-break/>4. Referencias</text:p>
      <text:list xml:id="list564829310820222430" text:style-name="WWNum2">
        <text:list-item>
          <text:p text:style-name="P40">man pages</text:p>
        </text:list-item>
        <text:list-item>
          <text:p text:style-name="P40">Stackoverflow</text:p>
        </text:list-item>
        <text:list-item>
          <text:p text:style-name="P40"><text:a xlink:type="simple" xlink:href="http://beej.us/guide/bgnet/output/html/singlepage/bgnet.html" text:style-name="Internet_20_link" text:visited-style-name="Visited_20_Internet_20_Link"><text:span text:style-name="T2">http://beej.us/guide/bgnet/output/html/singlepage/bgnet.html</text:span></text:a></text:p>
        </text:list-item>
      </text:list>
      <text:p text:style-name="P2"/>
      <text:p text:style-name="P2"/>
      <text:p text:style-name="P2"/>
      <text:p text:style-name="Standard"/>
      <text:p text:style-name="P33"><text:span text:style-name="T5">Protocolo domótica</text:span></text:p>
      <text:p text:style-name="P2"/>
      <text:p text:style-name="P29">Descripción</text:p>
      <text:p text:style-name="P2"/>
      <text:p text:style-name="P2">La aplicación nos permitirá gestionar el hogar, dándonos la posibilidad de programar la calefacción, ajustar la apertura de persianas y recibir el registro de llamadas. Debido al reducido tamaño de los paquetes que usaremos, la aplicación usa UDP como protocolo de transporte.</text:p>
      <text:p text:style-name="P2"/>
      <text:p text:style-name="P29">Protocolo</text:p>
      <text:p text:style-name="P2"/>
      <text:p text:style-name="P2">Todos los comandos, respuestas y parámetros serán cadenas de caracteres ASCII. Los comandos serán de 3 caracteres y las respuestas de 2. Los comandos se mandan seguidos del parámetro. En caso de haber más de un parámetro se utilizará el carácter ‘/’ como separador. Al utilizar UDP sabemos que podemos perder paquetes por lo que el cliente se encargará´ de manejar este tipo de errores.</text:p>
      <text:p text:style-name="P2"/>
      <text:p text:style-name="P29">Comandos y respuestas</text:p>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6">Comando</text:p>
          </table:table-cell>
          <table:table-cell table:style-name="Table1.A1" office:value-type="string">
            <text:p text:style-name="P36">Parámetro</text:p>
          </table:table-cell>
          <table:table-cell table:style-name="Table1.C1" office:value-type="string">
            <text:p text:style-name="P36">Descripción</text:p>
          </table:table-cell>
        </table:table-row>
        <table:table-row table:style-name="Table1.1">
          <table:table-cell table:style-name="Table1.A2" office:value-type="string">
            <text:p text:style-name="P9">SET<text:tab/><text:tab/></text:p>
          </table:table-cell>
          <table:table-cell table:style-name="Table1.A2" office:value-type="string">
            <text:p text:style-name="P9">Temperatura + Hora</text:p>
          </table:table-cell>
          <table:table-cell table:style-name="Table1.C2" office:value-type="string">
            <text:p text:style-name="P9">Se fija la temperatura a la que tiene que estar encendida la calefacción</text:p>
          </table:table-cell>
        </table:table-row>
        <table:table-row table:style-name="Table1.1">
          <table:table-cell table:style-name="Table1.A2" office:value-type="string">
            <text:p text:style-name="P9">REG</text:p>
          </table:table-cell>
          <table:table-cell table:style-name="Table1.A2" office:value-type="string">
            <text:p text:style-name="P9">-------------</text:p>
          </table:table-cell>
          <table:table-cell table:style-name="Table1.C2" office:value-type="string">
            <text:p text:style-name="P9">Solicita el registro de llamadas</text:p>
          </table:table-cell>
        </table:table-row>
        <table:table-row table:style-name="Table1.1">
          <table:table-cell table:style-name="Table1.A2" office:value-type="string">
            <text:p text:style-name="P9">PER</text:p>
          </table:table-cell>
          <table:table-cell table:style-name="Table1.A2" office:value-type="string">
            <text:p text:style-name="P9">ID + Modo</text:p>
          </table:table-cell>
          <table:table-cell table:style-name="Table1.C2" office:value-type="string">
            <text:p text:style-name="P9">Se ajusta la apertura de la persiana elegida</text:p>
          </table:table-cell>
        </table:table-row>
        <table:table-row table:style-name="Table1.1">
          <table:table-cell table:style-name="Table1.A2" office:value-type="string">
            <text:p text:style-name="P9">CRL</text:p>
          </table:table-cell>
          <table:table-cell table:style-name="Table1.A2" office:value-type="string">
            <text:p text:style-name="P9">Modo</text:p>
          </table:table-cell>
          <table:table-cell table:style-name="Table1.C2" office:value-type="string">
            <text:p text:style-name="P9">Activa, apaga, <text:tab/>reproduce, pausa o salta a la siguiente canción<text:tab/></text:p>
          </table:table-cell>
        </table:table-row>
        <table:table-row table:style-name="Table1.1">
          <table:table-cell table:style-name="Table1.A2" office:value-type="string">
            <text:p text:style-name="P9">VOL</text:p>
          </table:table-cell>
          <table:table-cell table:style-name="Table1.A2" office:value-type="string">
            <text:p text:style-name="P9">Volumen</text:p>
          </table:table-cell>
          <table:table-cell table:style-name="Table1.C2" office:value-type="string">
            <text:p text:style-name="P9">Ajusta el nivel de volumen del reproductor</text:p>
          </table:table-cell>
        </table:table-row>
      </table:table>
      <text:p text:style-name="P2"/>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6">Respuesta</text:p>
          </table:table-cell>
          <table:table-cell table:style-name="Table2.A1" office:value-type="string">
            <text:p text:style-name="P36">Parámetros</text:p>
          </table:table-cell>
          <table:table-cell table:style-name="Table2.C1" office:value-type="string">
            <text:p text:style-name="P36">Descripción</text:p>
          </table:table-cell>
        </table:table-row>
        <table:table-row table:style-name="Table2.1">
          <table:table-cell table:style-name="Table2.A2" office:value-type="string">
            <text:p text:style-name="P9">OK</text:p>
          </table:table-cell>
          <table:table-cell table:style-name="Table2.A2" office:value-type="string">
            <text:p text:style-name="P9">Registro de llamadas/Nada</text:p>
          </table:table-cell>
          <table:table-cell table:style-name="Table2.C2" office:value-type="string">
            <text:p text:style-name="P9">Respuesta positiva, todo en orden</text:p>
          </table:table-cell>
        </table:table-row>
        <table:table-row table:style-name="Table2.1">
          <table:table-cell table:style-name="Table2.A2" office:value-type="string">
            <text:p text:style-name="P9">ER</text:p>
          </table:table-cell>
          <table:table-cell table:style-name="Table2.A2" office:value-type="string">
            <text:p text:style-name="P9">Código de error</text:p>
          </table:table-cell>
          <table:table-cell table:style-name="Table2.C2" office:value-type="string">
            <text:p text:style-name="P9">Respuesta negativa, algo ha ido mal</text:p>
          </table:table-cell>
        </table:table-row>
      </table:table>
      <text:p text:style-name="P29"/>
      <text:p text:style-name="P29"/>
      <text:p text:style-name="P30"/>
      <text:p text:style-name="P30"><text:soft-page-break/>Procedimientos</text:p>
      <text:p text:style-name="P2"/>
      <text:p text:style-name="P28">SET – Selección de temperatura:</text:p>
      <text:p text:style-name="P2">El cliente envía el comando SET seguido de la temperatura deseada en grados celsius con dos elementos en la parte entera y uno en la fraccionaria utilizando el punto como separación de las dos partes (e.g. 25.5).</text:p>
      <text:p text:style-name="P2">Además se incluirá la hora a la que se apagará automáticamente con el siguiente formato: dos número para indicar la hora y dos para indicar los minutos en formato 24h, separados por el carácter ‘:’ (hh:mm). El servidor responderá con código de error 3 si la temperatura indicada está fuera de los límites o código de error 4 si la hora es incorrecta. En caso de que todo vaya bien devolverá una respuesta positiva.</text:p>
      <text:p text:style-name="P2"/>
      <text:p text:style-name="P28">REG – Solicitud de registro de llamadas:</text:p>
      <text:p text:style-name="P2">El cliente enviará el comando REG. Si hay cualquier tipo de error, el servidor responde con código de error 5. En caso contrario dará una respuesta positiva seguido de la lista de los números y hora de la llamada en el registro de la siguiente forma:</text:p>
      <text:p text:style-name="P2">La lista estará dividida en líneas, cada línea conteniendo primero el número que ha llamado, luego el carácter ’/’ como separador y la hora a la que se ha efectuado la llamada en formato 24h (hh:mm) en formato ASCII.</text:p>
      <text:p text:style-name="P2"><text:tab/><text:tab/><text:tab/><text:tab/><text:tab/></text:p>
      <table:table table:name="Table3" table:style-name="Table3">
        <table:table-column table:style-name="Table3.A"/>
        <table:table-row table:style-name="Table3.1">
          <table:table-cell table:style-name="Table3.A1" office:value-type="string">
            <text:p text:style-name="P3">666555444/15:23</text:p>
          </table:table-cell>
        </table:table-row>
        <table:table-row table:style-name="Table3.1">
          <table:table-cell table:style-name="Table3.A2" office:value-type="string">
            <text:p text:style-name="P3">943258456/11:13</text:p>
          </table:table-cell>
        </table:table-row>
      </table:table>
      <text:p text:style-name="P2"><text:tab/><text:tab/></text:p>
      <text:p text:style-name="P28">PER – Solicitud de apertura/bajada de persiana:</text:p>
      <text:p text:style-name="P2">El cliente enviará el código PER seguido del ID numérico (una secuencia de dígitos en formato ASCII) de la persiana que queremos subir/bajar y el modo, pudiendo ser éste 1 (subir persiana) o 0 (bajar persiana). En caso de que el ID introducido no exista, el servidor responderá con código de error 6. En caso de otro tipo de error responderá con código de error 7. Si todo va bien, devolverá una respuesta positiva.</text:p>
      <text:p text:style-name="P2"/>
      <text:p text:style-name="P28">CRL – Control del reproductor de música:</text:p>
      <text:p text:style-name="P2">El cliente enviará el código CRL seguido del código numérico (número natural entre 1 y 5) de la acción que desea realizar siendo 1: Encender el reproductor, 2: Apagar el reproductor, 3: Play, empezar canción, 4: Stop, parar canción, 5: Siguiente canción (en caso de ser la última, vuelve a la primera). En caso de que el valor introducido no sea válido, el servidor responderá con código de error 8. Para cualquier otro error, el servidor responderá con código de error 9. Si todo va bien, devolverá una respuesta positiva.</text:p>
      <text:p text:style-name="P2"/>
      <text:p text:style-name="P28">VOL – Control de volumen del reproductor:</text:p>
      <text:p text:style-name="P2">El cliente enviará el código VOL seguido del volumen (número natural entre 0 y 100, siendo 0 el silencio y 100 el máximo volumen) al que se desea poner el reproductor. En caso de introducir un valor no válido, el servidor responderá con código de error 10. Si ocurre cualquier otro error, responderá con código de error 11. Si todo va bien, devolverá una respuesta positiv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5in" fo:margin-right="0in" fo:margin-top="0.1665in" fo:margin-bottom="0.0417in" loext:contextual-spacing="true" fo:line-height="100%" fo:text-align="justify" style:justify-single-word="false" fo:keep-together="always" fo:text-indent="-0.25in"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1665in" fo:margin-bottom="0.0417in" loext:contextual-spacing="true" fo:line-height="100%" fo:keep-together="always" fo:keep-with-next="always"/>
      <style:text-properties fo:font-variant="normal" fo:text-transform="none" style:font-name="Arial" fo:font-family="Arial" style:font-family-generic="roman" style:font-pitch="variable" fo:font-size="14pt" fo:font-style="italic" fo:font-weight="bold" style:font-name-asian="Arial1" style:font-family-asian="Arial" style:font-family-generic-asian="system" style:font-pitch-asian="variable" style:font-size-asian="14pt" style:font-style-asian="italic"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0417in" loext:contextual-spacing="true" fo:line-height="100%" fo:keep-together="always"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0417in" loext:contextual-spacing="true" fo:line-height="100%" fo:keep-together="always" fo:keep-with-next="always"/>
      <style:text-properties fo:font-variant="normal" fo:text-transform="none" fo:font-size="14pt" fo:font-weight="bold" style:font-size-asian="14pt" style:font-weight-asian="bold" style:font-size-complex="14pt"/>
    </style:style>
    <style:style style:name="Heading_20_5" style:display-name="Heading 5" style:family="paragraph" style:parent-style-name="normal" style:next-style-name="Standard" style:default-outline-level="" style:class="text">
      <style:paragraph-properties fo:margin-top="0.1665in" fo:margin-bottom="0.0417in" loext:contextual-spacing="true" fo:line-height="100%" fo:keep-together="always" fo:keep-with-next="always"/>
      <style:text-properties fo:font-variant="normal" fo:text-transform="none" fo:font-size="13pt" fo:font-style="italic" fo:font-weight="bold" style:font-size-asian="13pt" style:font-style-asian="italic" style:font-weight-asian="bold" style:font-size-complex="13pt"/>
    </style:style>
    <style:style style:name="Heading_20_6" style:display-name="Heading 6" style:family="paragraph" style:parent-style-name="normal" style:next-style-name="Standard" style:default-outline-level="" style:class="text">
      <style:paragraph-properties fo:margin-top="0.1665in" fo:margin-bottom="0.0417in" loext:contextual-spacing="true" fo:line-height="100%" fo:keep-together="always" fo:keep-with-next="always"/>
      <style:text-properties fo:font-variant="normal" fo:text-transform="none" fo:font-size="11pt" fo:font-weight="bold" style:font-size-asian="11pt" style:font-weight-asian="bold" style:font-size-complex="11pt"/>
    </style:style>
    <style:style style:name="Title" style:family="paragraph" style:parent-style-name="normal" style:next-style-name="Standard" style:default-outline-level="" style:class="chapter">
      <style:paragraph-properties fo:margin-top="0.3335in" fo:margin-bottom="0.0835in"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ListLabel_20_1" style:display-name="ListLabel 1" style:family="text">
      <style:text-properties style:text-underline-style="none" fo:font-weight="bold"/>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7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1.7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2.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3.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3.7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4" style:family="table">
      <style:table-properties style:width="6.7292in" fo:margin-left="-0.075in" fo:margin-top="0in" fo:margin-bottom="0in" table:align="left"/>
    </style:style>
    <style:style style:name="Table4.A" style:family="table-column">
      <style:table-column-properties style:column-width="6.7292in"/>
    </style:style>
    <style:style style:name="Table4.1" style:family="table-row">
      <style:table-row-properties style:min-row-height="0.1667in" fo:keep-together="auto"/>
    </style:style>
    <style:style style:name="Table4.A1" style:family="table-cell">
      <style:table-cell-properties fo:padding="0in" fo:border="none"/>
    </style:style>
    <style:style style:name="MP1" style:family="paragraph" style:parent-style-name="Standard">
      <style:paragraph-properties fo:margin-top="0in" fo:margin-bottom="0in" loext:contextual-spacing="false"/>
    </style:style>
    <style:style style:name="MP2" style:family="paragraph" style:parent-style-name="Standard">
      <style:paragraph-properties fo:margin-left="0in" fo:margin-right="0in" fo:margin-top="0in" fo:margin-bottom="0in" loext:contextual-spacing="false" fo:line-height="100%" fo:text-indent="0in" style:auto-text-indent="false"/>
    </style:style>
    <style:style style:name="MP3" style:family="paragraph" style:parent-style-name="Standard">
      <style:paragraph-properties fo:margin-left="0in" fo:margin-right="0in" fo:margin-top="0in" fo:margin-bottom="0.139in" loext:contextual-spacing="false" fo:line-height="115%" fo:text-align="end" style:justify-single-word="false" fo:keep-together="auto" fo:orphans="0" fo:widows="0" fo:text-indent="0in" style:auto-text-indent="false" fo:keep-with-next="auto"/>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in" fo:margin-right="1in" fo:background-color="#ffffff"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
        <table:table table:name="Table4" table:style-name="Table4">
          <table:table-column table:style-name="Table4.A"/>
          <table:table-row table:style-name="Table4.1">
            <table:table-cell table:style-name="Table4.A1" office:value-type="string">
              <text:p text:style-name="MP2">Práctica General 2 - Implementación de una aplicación en red <text:s text:c="39"/>G22 y G23</text:p>
            </table:table-cell>
          </table:table-row>
          <table:table-row table:style-name="Table4.1">
            <table:table-cell table:style-name="Table4.A1" office:value-type="string">
              <text:p text:style-name="MP2"/>
            </table:table-cell>
          </table:table-row>
        </table:table>
        <text:p text:style-name="MP1"/>
      </style:header>
      <style:footer>
        <text:p text:style-name="MP3"><text:page-number text:select-page="current">9</text:page-number></text:p>
      </style:footer>
    </style:master-page>
    <style:master-page style:name="First_20_Page" style:display-name="First Page" style:page-layout-name="Mpm2" style:next-style-name="Standard">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0$Linux_X86_64 LibreOffice_project/20m0$Build-2</meta:generator>
    <dc:date>2016-11-01T22:21:57.359983160</dc:date>
    <meta:editing-duration>PT4M15S</meta:editing-duration>
    <meta:editing-cycles>1</meta:editing-cycles>
    <meta:document-statistic meta:table-count="4" meta:image-count="0" meta:object-count="0" meta:page-count="9" meta:paragraph-count="151" meta:word-count="2254" meta:character-count="13529" meta:non-whitespace-character-count="11372"/>
  </office:meta>
</office:document-meta>
</file>